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2.128cm" fo:min-width="18.482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3" style:family="graphic" style:parent-style-name="standard">
      <style:graphic-properties draw:textarea-horizontal-align="justify" draw:textarea-vertical-align="middle" draw:auto-grow-height="false" fo:min-height="1.782cm" fo:min-width="5.342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paragraph-properties fo:text-align="center"/>
      <style:text-properties fo:font-size="20pt" style:font-size-asian="20pt" style:font-size-complex="20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6pt" fo:font-weight="bold" style:font-size-asian="26pt" style:font-weight-asian="bold" style:font-size-complex="26pt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0.32cm" svg:height="13.716cm" svg:x="3.048cm" svg:y="4.3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17.526cm" svg:height="2.301cm" svg:x="4.064cm" svg:y="5.065cm">
          <draw:text-box>
            <text:p text:style-name="P2"><text:span text:style-name="T1">Arcabouço Conceitual de Privacidade</text:span></text:p>
          </draw:text-box>
        </draw:frame>
        <draw:custom-shape draw:style-name="gr3" draw:text-style-name="P4" draw:layer="layout" svg:width="5.842cm" svg:height="2.032cm" svg:x="3.698cm" svg:y="7.366cm">
          <text:p text:style-name="P3"><text:span text:style-name="T2">Participant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7.366cm">
          <text:p text:style-name="P3"><text:span text:style-name="T2">Contexto da </text:span><text:span text:style-name="T2"><text:line-break/></text:span><text:span text:style-name="T2">Aplicação de IoT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7.366cm">
          <text:p text:style-name="P3"><text:span text:style-name="T2">Formato dos </text:span><text:span text:style-name="T2"><text:line-break/></text:span><text:span text:style-name="T2">Da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3.698cm" svg:y="9.966cm">
          <text:p text:style-name="P3"><text:span text:style-name="T2">Normas e Leis </text:span><text:span text:style-name="T2"><text:line-break/></text:span><text:span text:style-name="T2">de Privacida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9.966cm">
          <text:p text:style-name="P3"><text:span text:style-name="T2">Percepção dos</text:span><text:span text:style-name="T2"><text:line-break/></text:span><text:span text:style-name="T2">Usuári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9.966cm">
          <text:p text:style-name="P3"><text:span text:style-name="T2">Sensibilidade</text:span><text:span text:style-name="T2"><text:line-break/></text:span><text:span text:style-name="T2">dos Da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3.698cm" svg:y="12.666cm">
          <text:p text:style-name="P3"><text:span text:style-name="T2">Técnicas de</text:span><text:span text:style-name="T2"><text:line-break/></text:span><text:span text:style-name="T2">Privacida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0.298cm" svg:y="12.666cm">
          <text:p text:style-name="P3"><text:span text:style-name="T2">Modelos de</text:span><text:span text:style-name="T2"><text:line-break/></text:span><text:span text:style-name="T2">Privacidad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6.798cm" svg:y="12.666cm">
          <text:p text:style-name="P3"><text:span text:style-name="T2">Ataque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6.598cm" svg:y="15.366cm">
          <text:p text:style-name="P3"><text:span text:style-name="T2">Utilidade dos</text:span><text:span text:style-name="T2"><text:line-break/></text:span><text:span text:style-name="T2">Dado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842cm" svg:height="2.032cm" svg:x="13.298cm" svg:y="15.366cm">
          <text:p text:style-name="P3"><text:span text:style-name="T2">Segurança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edroysb </meta:initial-creator>
    <meta:creation-date>2016-12-01T18:57:59.893393459</meta:creation-date>
    <dc:date>2016-12-01T19:16:58.032846776</dc:date>
    <dc:creator>pedroysb </dc:creator>
    <meta:editing-duration>PT3M47S</meta:editing-duration>
    <meta:editing-cycles>1</meta:editing-cycles>
    <meta:document-statistic meta:object-count="36"/>
    <meta:generator>LibreOffice/4.3.3.2$Linux_X86_64 LibreOffice_project/430m0$Build-2</meta:generator>
  </office:meta>
</office:document-meta>
</file>